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5-09-1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5-03-2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5-01-0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4-08-1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4-06-1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4-04-0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3-12-1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3-11-0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3-06-26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3-03-0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2-12-1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2-06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2-03-2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2-01-1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1-06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1-04-1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0-12-2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0-08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0-06-0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20-04-0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9-12-1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9-09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9-04-16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8-06-1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8-02-2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7-08-1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6-10-1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6-06-2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6-02-0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5-12-2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5-11-30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5-10-30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5-09-3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5-08-2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5-07-1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5-06-19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5-05-29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5-04-0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5-03-1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5-02-2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5-01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4-12-3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4-11-2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4-10-3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4-10-2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4-09-02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4-08-01 0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4-07-0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4-05-16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4-03-28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4-03-01 0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3-12-30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3-11-18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3-09-26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3-08-24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3-06-26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3-05-15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3-04-30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3-03-21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3-02-12 0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3-01-2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3-01-03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2-10-31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2-09-0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2-04-0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1-10-1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1-07-2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1-03-2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1-01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0-09-0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0-07-3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0-06-0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0-04-28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10-03-2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09-12-0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0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0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200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199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199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199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199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31119422001</text:p>
          </table:table-cell>
          <table:table-cell office:value-type="string" calcext:value-type="string">
            <text:p>103 <text:s/>N15 E20 26BAAB1 <text:s text:c="3"/>Carson City Parks Dept</text:p>
          </table:table-cell>
          <table:table-cell office:value-type="string" calcext:value-type="string">
            <text:p>196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6" meta:object-count="0"/>
    <meta:user-defined meta:name="AppVersion">3.0</meta:user-defined>
  </office:meta>
</office:document-meta>
</file>